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8.232cm"/>
    </style:style>
    <style:style style:name="co4" style:family="table-column">
      <style:table-column-properties fo:break-before="auto" style:column-width="20.562cm"/>
    </style:style>
    <style:style style:name="co5" style:family="table-column">
      <style:table-column-properties fo:break-before="auto" style:column-width="30.829cm"/>
    </style:style>
    <style:style style:name="co3" style:family="table-column">
      <style:table-column-properties fo:break-before="auto" style:column-width="2.267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5.528cm" fo:break-before="auto" style:use-optimal-row-height="true"/>
    </style:style>
    <style:style style:name="ro5" style:family="table-row">
      <style:table-row-properties style:row-height="5.95cm" fo:break-before="auto" style:use-optimal-row-height="true"/>
    </style:style>
    <style:style style:name="ro6" style:family="table-row">
      <style:table-row-properties style:row-height="7.213cm" fo:break-before="auto" style:use-optimal-row-height="true"/>
    </style:style>
    <style:style style:name="ro7" style:family="table-row">
      <style:table-row-properties style:row-height="6.79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4">
          <table:table-cell office:value-type="string">
            <text:p>funktioniert</text:p>
          </table:table-cell>
          <table:table-cell office:value-type="string">
            <text:p><text:s/>funktioniert nicht</text:p>
          </table:table-cell>
          <table:table-cell office:value-type="string">
            <text:p>video ja audio nein </text:p>
          </table:table-cell>
        </table:table-row>
        <table:table-row table:style-name="ro2">
          <table:table-cell office:value-type="string">
            <text:p>Input #0, matroska,webm, from '.\Continuum - S02E01 - Second Chances.mkv':</text:p>
            <text:p><text:s text:c="2"/>Metadata:</text:p>
            <text:p><text:s text:c="4"/>encoder <text:s text:c="8"/>: libebml v1.3.0 + libmatroska v1.4.1</text:p>
            <text:p><text:s text:c="4"/>creation_time <text:s text:c="2"/>: 2014-03-12T19:40:12.000000Z</text:p>
            <text:p><text:s text:c="2"/>Duration: 00:42:13.88, start: 0.000000, bitrate: 1011 kb/s</text:p>
            <text:p><text:s text:c="4"/>Stream #0:0(eng): Video: h264 (High), yuv420p(progressive), 720x404 [SAR 1:1 DAR 180:101], 25 fps, 25 tbr, 1k tbn, 50 tbc (default)</text:p>
            <text:p><text:s text:c="4"/>Stream #0:1(eng): Audio: aac (LC), 48000 Hz, stereo, fltp (default)</text:p>
          </table:table-cell>
          <table:table-cell office:value-type="string">
            <text:p>PS F:\Downloads\JD\tmp\TV Shows\Continuum\Season 01&gt; ffmpeg -i '.\Continuum - S01E04 - Matter of Time.avi' -hide_banner</text:p>
            <text:p>Input #0, avi, from '.\Continuum - S01E04 - Matter of Time.avi':</text:p>
            <text:p><text:s text:c="2"/>Metadata:</text:p>
            <text:p><text:s text:c="4"/>encoder <text:s text:c="8"/>: VirtualDubMod 1.5.10.2 (build 2540/release)</text:p>
            <text:p><text:s text:c="2"/>Duration: 00:42:27.48, start: 0.000000, bitrate: 1152 kb/s</text:p>
            <text:p><text:s text:c="4"/>Stream #0:0: Video: mpeg4 (Advanced Simple Profile) (XVID / 0x44495658), yuv420p, 640x352 [SAR 1:1 DAR 20:11], 1010 kb/s, 25 fps, 25 tbr, 25 tbn, 25 tbc</text:p>
            <text:p><text:s text:c="4"/>Stream #0:1: Audio: mp3 (U[0][0][0] / 0x0055), 48000 Hz, stereo, s16p, 128 kb/s</text:p>
          </table:table-cell>
          <table:table-cell office:value-type="string">
            <text:p>Input #0, matroska,webm, from '.\Continuum - S04E04 - Zero Hour.mkv':</text:p>
            <text:p><text:s text:c="2"/>Metadata:</text:p>
            <text:p><text:s text:c="4"/>encoder <text:s text:c="8"/>: libebml v1.3.0 + libmatroska v1.4.1</text:p>
            <text:p><text:s text:c="4"/>creation_time <text:s text:c="2"/>: 2015-09-26T03:38:55.000000Z</text:p>
            <text:p><text:s text:c="2"/>Duration: 00:43:15.39, start: 0.000000, bitrate: 3223 kb/s</text:p>
            <text:p><text:s text:c="4"/>Stream #0:0(eng): Video: h264 (High), yuv420p(tv, bt709/unknown/unknown, progressive), 1280x720, SAR 1:1 DAR 16:9, 23.98 fps, 23.98 tbr, 1k tbn, 47.95 tbc (default)</text:p>
            <text:p><text:s text:c="4"/>Stream #0:1: Audio: ac3, 48000 Hz, 5.1(side), fltp, 384 kb/s (default)</text:p>
          </table:table-cell>
        </table:table-row>
        <table:table-row table:style-name="ro3">
          <table:table-cell office:value-type="string">
            <text:p>PS F:\Downloads\JD\tmp\TV Shows\Continuum\Season 01&gt; ffmpeg -i '.\test_s01E11.mkv' -hide_banner</text:p>
            <text:p>Input #0, matroska,webm, from '.\test_s01E11.mkv':</text:p>
            <text:p><text:s text:c="2"/>Metadata:</text:p>
            <text:p><text:s text:c="4"/>ENCODER <text:s text:c="8"/>: Lavf57.76.100</text:p>
            <text:p><text:s text:c="2"/>Duration: 00:24:38.00, start: 0.000000, bitrate: 617 kb/s</text:p>
            <text:p><text:s text:c="4"/>Stream #0:0: Video: h264 (High), yuv420p(progressive), 640x352 [SAR 1:1 DAR 20:11], 25 fps, 25 tbr, 1k tbn, 50 tbc (default)</text:p>
            <text:p><text:s text:c="4"/>Metadata:</text:p>
            <text:p><text:s text:c="6"/>ENCODER <text:s text:c="8"/>: Lavc57.102.100 libx264</text:p>
            <text:p><text:s text:c="6"/>DURATION <text:s text:c="7"/>: 00:24:37.363000000</text:p>
            <text:p><text:s text:c="4"/>Stream #0:1: Audio: vorbis, 48000 Hz, stereo, fltp (default)</text:p>
            <text:p><text:s text:c="4"/>Metadata:</text:p>
            <text:p><text:s text:c="6"/>ENCODER <text:s text:c="8"/>: Lavc57.102.100 libvorbis</text:p>
            <text:p><text:s text:c="6"/>DURATION <text:s text:c="7"/>: 00:24:37.995000000</text:p>
          </table:table-cell>
          <table:table-cell office:value-type="string">
            <text:p>PS F:\Downloads\JD\tmp\TV Shows\Continuum\Season 01&gt; ffmpeg -i '.\Continuum - S01E10 - End Times.avi' -hide_banner</text:p>
            <text:p>Input #0, avi, from '.\Continuum - S01E10 - End Times.avi':</text:p>
            <text:p><text:s text:c="2"/>Metadata:</text:p>
            <text:p><text:s text:c="4"/>encoder <text:s text:c="8"/>: VirtualDubMod 1.5.10.2 (build 2540/release)</text:p>
            <text:p><text:s text:c="2"/>Duration: 00:42:07.04, start: 0.000000, bitrate: 1161 kb/s</text:p>
            <text:p><text:s text:c="4"/>Stream #0:0: Video: mpeg4 (Advanced Simple Profile) (XVID / 0x44495658), yuv420p, 640x352 [SAR 1:1 DAR 20:11], 1020 kb/s, 25 fps, 25 tbr, 25 tbn, 25 tbc</text:p>
            <text:p><text:s text:c="4"/>Stream #0:1: Audio: mp3 (U[0][0][0] / 0x0055), 48000 Hz, stereo, s16p, 128 kb/s</text:p>
          </table:table-cell>
          <table:table-cell office:value-type="string">
            <text:p>Input #0, matroska,webm, from '.\Black Sails - S03E01.mkv':</text:p>
            <text:p><text:s text:c="2"/>Metadata:</text:p>
            <text:p><text:s text:c="4"/>encoder <text:s text:c="8"/>: libebml v1.3.0 + libmatroska v1.4.1</text:p>
            <text:p><text:s text:c="4"/>creation_time <text:s text:c="2"/>: 2016-01-24T04:17:31.000000Z</text:p>
            <text:p><text:s text:c="2"/>Duration: 00:59:58.34, start: 0.000000, bitrate: 2984 kb/s</text:p>
            <text:p><text:s text:c="4"/>Stream #0:0(eng): Video: h264 (High), yuv420p(tv, bt709/unknown/unknown, progressive), 1280x720, SAR 1:1 DAR 16:9, 23.98 fps, 23.98 tbr, 1k tbn, 47.95 tbc (default)</text:p>
            <text:p><text:s text:c="4"/>Stream #0:1: Audio: ac3, 48000 Hz, 5.1(side), fltp, 384 kb/s (default)</text:p>
          </table:table-cell>
        </table:table-row>
        <table:table-row table:style-name="ro5">
          <table:table-cell office:value-type="string">
            <text:p>Input #0, matroska,webm, from '.\Alpha Centauri - Folge 44 - Wie war Ihr 5 Mai.webm':</text:p>
            <text:p><text:s text:c="2"/>Metadata:</text:p>
            <text:p><text:s text:c="4"/>encoder <text:s text:c="8"/>: google</text:p>
            <text:p><text:s text:c="2"/>Duration: 00:14:16.29, start: 0.000000, bitrate: 510 kb/s</text:p>
            <text:p><text:s text:c="4"/>Stream #0:0(eng): Video: vp8, yuv420p(progressive), 476x360, SAR 1:1 DAR 119:90, 1k fps, 25 tbr, 1k tbn, 1k tbc (default)</text:p>
            <text:p><text:s text:c="4"/>Stream #0:1: Audio: vorbis, 44100 Hz, stereo, fltp (default)</text:p>
          </table:table-cell>
          <table:table-cell office:value-type="string">
            <text:p>Input #0, flv, from '.\Alpha Centauri - Folge 1 - Warum macht man Astronomie.flv':</text:p>
            <text:p><text:s text:c="2"/>Metadata:</text:p>
            <text:p><text:s text:c="4"/>starttime <text:s text:c="6"/>: 0</text:p>
            <text:p><text:s text:c="4"/>totalduration <text:s text:c="2"/>: 880</text:p>
            <text:p><text:s text:c="4"/>totaldatarate <text:s text:c="2"/>: 433</text:p>
            <text:p><text:s text:c="4"/>bytelength <text:s text:c="5"/>: 47596808</text:p>
            <text:p><text:s text:c="4"/>canseekontime <text:s text:c="2"/>: true</text:p>
            <text:p><text:s text:c="4"/>sourcedata <text:s text:c="5"/>: B4A7DA261HH1356440960108320</text:p>
            <text:p><text:s text:c="4"/>purl <text:s text:c="11"/>:</text:p>
            <text:p><text:s text:c="4"/>pmsg <text:s text:c="11"/>:</text:p>
            <text:p><text:s text:c="4"/>httphostheader <text:s/>: r3---sn-i5h7lne7.c.youtube.com</text:p>
            <text:p><text:s text:c="2"/>Duration: 00:14:39.84, start: 0.000000, bitrate: 432 kb/s</text:p>
            <text:p><text:s text:c="4"/>Stream #0:0: Video: h264 (Main), yuv420p(progressive), 480x360, 302 kb/s, 25 fps, 25 tbr, 1k tbn, 50 tbc</text:p>
            <text:p><text:s text:c="4"/>Stream #0:1: Audio: aac (LC), 44100 Hz, stereo, fltp, 131 kb/s</text:p>
          </table:table-cell>
          <table:table-cell office:value-type="string">
            <text:p>Input #0, matroska,webm, from '.\Dark Matter - S01E11 - Episode 1.11.mkv':</text:p>
            <text:p><text:s text:c="2"/>Metadata:</text:p>
            <text:p><text:s text:c="4"/>encoder <text:s text:c="8"/>: mkv2rls x264-tv version built on 2015. febr. 22</text:p>
            <text:p><text:s text:c="2"/>Duration: 00:42:58.24, start: 0.000000, bitrate: 2513 kb/s</text:p>
            <text:p><text:s text:c="4"/>Stream #0:0(eng): Video: h264 (High), yuv420p(progressive), 1280x720, SAR 1:1 DAR 16:9, 23.98 fps, 23.98 tbr, 1k tbn, 47.95 tbc (default)</text:p>
            <text:p><text:s text:c="4"/>Stream #0:1(eng): Audio: ac3, 48000 Hz, 5.1(side), fltp, 384 kb/s (default)</text:p>
            <text:p><text:s text:c="4"/>Stream #0:2(eng): Subtitle: subrip (default)</text:p>
            <text:p><text:s text:c="4"/>Metadata:</text:p>
            <text:p><text:s text:c="6"/>title <text:s text:c="10"/>: English</text:p>
          </table:table-cell>
        </table:table-row>
        <table:table-row table:style-name="ro6">
          <table:table-cell office:value-type="string">
            <text:p>Input #0, mov,mp4,m4a,3gp,3g2,mj2, from '.\Babylon 5 - S01E07.mp4':</text:p>
            <text:p><text:s text:c="2"/>Metadata:</text:p>
            <text:p><text:s text:c="4"/>major_brand <text:s text:c="4"/>: isom</text:p>
            <text:p><text:s text:c="4"/>minor_version <text:s text:c="2"/>: 1</text:p>
            <text:p><text:s text:c="4"/>compatible_brands: isomavc1</text:p>
            <text:p><text:s text:c="4"/>creation_time <text:s text:c="2"/>: 2013-10-12T18:30:20.000000Z</text:p>
            <text:p><text:s text:c="2"/>Duration: 00:41:56.02, start: 0.000000, bitrate: 428 kb/s</text:p>
            <text:p><text:s text:c="4"/>Stream #0:0(und): Video: h264 (High) (avc1 / 0x31637661), yuv420p, 640x368, 384 kb/s, 25 fps, 25 tbr, 25k tbn, 50 tbc (default)</text:p>
            <text:p><text:s text:c="4"/>Metadata:</text:p>
            <text:p><text:s text:c="6"/>creation_time <text:s text:c="2"/>: 2013-10-12T18:30:20.000000Z</text:p>
            <text:p><text:s text:c="6"/>handler_name <text:s text:c="3"/>: /var/www/cgi-bin/uploads/01/00459/8rts997y2ldv.h264 - Imported with GPAC 0.4.6-DEV (internal rev. 8)</text:p>
            <text:p><text:s text:c="4"/>Stream #0:1(und): Audio: aac (HE-AAC) (mp4a / 0x6134706D), 44100 Hz, mono, fltp, 41 kb/s (default)</text:p>
            <text:p><text:s text:c="4"/>Metadata:</text:p>
            <text:p><text:s text:c="6"/>creation_time <text:s text:c="2"/>: 2013-10-12T18:30:21.000000Z</text:p>
            <text:p><text:s text:c="6"/>handler_name <text:s text:c="3"/>: GPAC ISO Audio Handler</text:p>
          </table:table-cell>
          <table:table-cell office:value-type="string">
            <text:p>Input #0, flv, from '.\Babylon 5 - S01E01 - Midnight on the Firing Line.mp4':</text:p>
            <text:p><text:s text:c="2"/>Metadata:</text:p>
            <text:p><text:s text:c="4"/>metadatacreator : Yet Another Metadata Injector for FLV - Version 1.9</text:p>
            <text:p><text:s text:c="4"/>hasKeyframes <text:s text:c="3"/>: true</text:p>
            <text:p><text:s text:c="4"/>hasVideo <text:s text:c="7"/>: true</text:p>
            <text:p><text:s text:c="4"/>hasAudio <text:s text:c="7"/>: true</text:p>
            <text:p><text:s text:c="4"/>hasMetadata <text:s text:c="4"/>: true</text:p>
            <text:p><text:s text:c="4"/>canSeekToEnd <text:s text:c="3"/>: true</text:p>
            <text:p><text:s text:c="4"/>datasize <text:s text:c="7"/>: 374242054</text:p>
            <text:p><text:s text:c="4"/>videosize <text:s text:c="6"/>: 351737937</text:p>
            <text:p><text:s text:c="4"/>audiosize <text:s text:c="6"/>: 21778457</text:p>
            <text:p><text:s text:c="4"/>lasttimestamp <text:s text:c="2"/>: 2525</text:p>
            <text:p><text:s text:c="4"/>lastkeyframetimestamp: 2525</text:p>
            <text:p><text:s text:c="4"/>lastkeyframelocation: 374247255</text:p>
            <text:p><text:s text:c="2"/>Duration: 00:42:04.56, start: 0.000000, bitrate: 1185 kb/s</text:p>
            <text:p><text:s text:c="4"/>Stream #0:0: Video: h264 (Constrained Baseline), yuv420p(progressive), 720x388 [SAR 1:1 DAR 180:97], 1112 kb/s, 25 fps, 25 tbr, 1k tbn, 50 tbc</text:p>
            <text:p><text:s text:c="4"/>Stream #0:1: Audio: aac (LC), 48000 Hz, stereo, fltp, 64 kb/s</text:p>
          </table:table-cell>
          <table:table-cell office:value-type="string">
            <text:p>Input #0, matroska,webm, from '.\Fargo - S02E09.mkv':</text:p>
            <text:p><text:s text:c="2"/>Metadata:</text:p>
            <text:p><text:s text:c="4"/>encoder <text:s text:c="8"/>: mkvmerge v6.1.0 ('Old Devil') built on Mar <text:s/>2 2013 14:32:37</text:p>
            <text:p><text:s text:c="2"/>Duration: 00:46:59.73, start: 0.000000, bitrate: 4009 kb/s</text:p>
            <text:p><text:s text:c="4"/>Stream #0:0(eng): Video: h264 (High), yuv420p(progressive), 1280x720, SAR 1:1 DAR 16:9, 23.98 fps, 23.98 tbr, 1k tbn, 47.95 tbc (default)</text:p>
            <text:p><text:s text:c="4"/>Stream #0:1(eng): Audio: ac3, 48000 Hz, 5.1(side), fltp, 384 kb/s (default)</text:p>
            <text:p><text:s text:c="4"/>Stream #0:2(eng): Subtitle: subrip (default)</text:p>
            <text:p><text:s text:c="4"/>Metadata:</text:p>
            <text:p><text:s text:c="6"/>title <text:s text:c="10"/>: English</text:p>
          </table:table-cell>
        </table:table-row>
        <table:table-row table:style-name="ro7">
          <table:table-cell office:value-type="string">
            <text:p>Input #0, mov,mp4,m4a,3gp,3g2,mj2, from '.\Better Call Saul - S02E01.mp4':</text:p>
            <text:p><text:s text:c="2"/>Metadata:</text:p>
            <text:p><text:s text:c="4"/>major_brand <text:s text:c="4"/>: isom</text:p>
            <text:p><text:s text:c="4"/>minor_version <text:s text:c="2"/>: 1</text:p>
            <text:p><text:s text:c="4"/>compatible_brands: isom</text:p>
            <text:p><text:s text:c="4"/>creation_time <text:s text:c="2"/>: 2016-02-16T04:31:43.000000Z</text:p>
            <text:p><text:s text:c="2"/>Duration: 00:46:40.81, start: 0.000000, bitrate: 901 kb/s</text:p>
            <text:p><text:s text:c="4"/>Stream #0:0(und): Audio: aac (LC) (mp4a / 0x6134706D), 48000 Hz, stereo, fltp, 128 kb/s (default)</text:p>
            <text:p><text:s text:c="4"/>Metadata:</text:p>
            <text:p><text:s text:c="6"/>creation_time <text:s text:c="2"/>: 2016-02-16T04:31:43.000000Z</text:p>
            <text:p><text:s text:c="6"/>handler_name <text:s text:c="3"/>: GPAC ISO Audio Handler</text:p>
            <text:p><text:s text:c="4"/>Stream #0:1(und): Video: h264 (High) (avc1 / 0x31637661), yuv420p(tv, bt709/unknown/unknown), 720x404, 769 kb/s, 23.98 fps, 23.98 tbr, 24k tbn, 47.95 tbc (default)</text:p>
            <text:p><text:s text:c="4"/>Metadata:</text:p>
            <text:p><text:s text:c="6"/>creation_time <text:s text:c="2"/>: 2016-02-16T04:25:11.000000Z</text:p>
            <text:p><text:s text:c="6"/>handler_name <text:s text:c="3"/>: L-SMASH Video Media Handler</text:p>
            <text:p><text:s text:c="6"/>encoder <text:s text:c="8"/>: AVC Coding</text:p>
          </table:table-cell>
          <table:table-cell office:value-type="string">
            <text:p>Input #0, matroska,webm, from '.\Continuum - S04E03 - Episode #4.3.mkv':</text:p>
            <text:p><text:s text:c="2"/>Metadata:</text:p>
            <text:p><text:s text:c="4"/>encoder <text:s text:c="8"/>: libebml v1.3.0 + libmatroska v1.4.1</text:p>
            <text:p><text:s text:c="4"/>creation_time <text:s text:c="2"/>: 2015-09-19T02:02:34.000000Z</text:p>
            <text:p><text:s text:c="2"/>Duration: 00:44:00.60, start: 0.000000, bitrate: 3036 kb/s</text:p>
            <text:p><text:s text:c="4"/>Stream #0:0(eng): Video: h264 (High), yuv420p(tv, bt709/unknown/unknown, progressive), 1280x720, SAR 1:1 DAR 16:9, 23.98 fps, 23.98 tbr, 1k tbn, 47.95 tbc (default)</text:p>
            <text:p><text:s text:c="4"/>Stream #0:1: Audio: ac3, 48000 Hz, 5.1(side), fltp, 384 kb/s (default)</text:p>
          </table:table-cell>
          <table:table-cell office:value-type="string">
            <text:p>Input #0, matroska,webm, from '.\Defiance - S03E13 - Upon the March We Fittest Die.mkv':</text:p>
            <text:p><text:s text:c="2"/>Metadata:</text:p>
            <text:p><text:s text:c="4"/>encoder <text:s text:c="8"/>: libebml v1.3.0 + libmatroska v1.4.1</text:p>
            <text:p><text:s text:c="4"/>creation_time <text:s text:c="2"/>: 2015-08-29T01:54:38.000000Z</text:p>
            <text:p><text:s text:c="2"/>Duration: 00:42:33.50, start: 0.000000, bitrate: 3993 kb/s</text:p>
            <text:p><text:s text:c="4"/>Stream #0:0(eng): Video: h264 (High), yuv420p(tv, bt709/unknown/unknown, progressive), 1280x720, SAR 1:1 DAR 16:9, 23.98 fps, 23.98 tbr, 1k tbn, 47.95 tbc (default)</text:p>
            <text:p><text:s text:c="4"/>Stream #0:1: Audio: ac3, 48000 Hz, 5.1(side), fltp, 384 kb/s (default)</text:p>
          </table:table-cell>
        </table:table-row>
        <table:table-row table:style-name="ro7">
          <table:table-cell office:value-type="string">
            <text:p>Input #0, mov,mp4,m4a,3gp,3g2,mj2, from '.\Better Call Saul - S03E06.mkv.part':</text:p>
            <text:p><text:s text:c="2"/>Metadata:</text:p>
            <text:p><text:s text:c="4"/>major_brand <text:s text:c="4"/>: isom</text:p>
            <text:p><text:s text:c="4"/>minor_version <text:s text:c="2"/>: 512</text:p>
            <text:p><text:s text:c="4"/>compatible_brands: isomiso2avc1mp41</text:p>
            <text:p><text:s text:c="4"/>encoder <text:s text:c="8"/>: Lavf57.20.100</text:p>
            <text:p><text:s text:c="2"/>Duration: 00:47:11.50, start: 0.000000, bitrate: 503 kb/s</text:p>
            <text:p><text:s text:c="4"/>Stream #0:0(und): Video: h264 (High) (avc1 / 0x31637661), yuv420p(tv, bt709/unknown/unknown), 720x404 [SAR 1:1 DAR 180:101], 579 kb/s, 23.98 fps, 23.98 tbr, 16k tbn, 47.95 tbc (default)</text:p>
            <text:p><text:s text:c="4"/>Metadata:</text:p>
            <text:p><text:s text:c="6"/>handler_name <text:s text:c="3"/>: VideoHandler</text:p>
            <text:p><text:s text:c="4"/>Stream #0:1(und): Audio: aac (LC) (mp4a / 0x6134706D), 48000 Hz, stereo, fltp, 102 kb/s (default)</text:p>
            <text:p><text:s text:c="4"/>Metadata:</text:p>
            <text:p><text:s text:c="6"/>handler_name <text:s text:c="3"/>: SoundHandler</text:p>
          </table:table-cell>
          <table:table-cell office:value-type="string">
            <text:p>Input #0, mov,mp4,m4a,3gp,3g2,mj2, from '.\Continuum - S04E05 - Episode #4.5.mp4':</text:p>
            <text:p><text:s text:c="2"/>Metadata:</text:p>
            <text:p><text:s text:c="4"/>major_brand <text:s text:c="4"/>: isom</text:p>
            <text:p><text:s text:c="4"/>minor_version <text:s text:c="2"/>: 1</text:p>
            <text:p><text:s text:c="4"/>compatible_brands: isom</text:p>
            <text:p><text:s text:c="4"/>creation_time <text:s text:c="2"/>: 2015-10-03T02:05:02.000000Z</text:p>
            <text:p><text:s text:c="2"/>Duration: 00:43:59.72, start: 0.000000, bitrate: 1004 kb/s</text:p>
            <text:p><text:s text:c="4"/>Stream #0:0(und): Audio: aac (LC) (mp4a / 0x6134706D), 48000 Hz, stereo, fltp, 139 kb/s (default)</text:p>
            <text:p><text:s text:c="4"/>Metadata:</text:p>
            <text:p><text:s text:c="6"/>creation_time <text:s text:c="2"/>: 2015-10-03T02:05:02.000000Z</text:p>
            <text:p><text:s text:c="6"/>handler_name <text:s text:c="3"/>: GPAC ISO Audio Handler</text:p>
            <text:p><text:s text:c="4"/>Stream #0:1(und): Video: h264 (High) (avc1 / 0x31637661), yuv420p(tv, bt709/unknown/unknown), 720x404, 860 kb/s, 23.98 fps, 23.98 tbr, 24k tbn, 47.95 tbc (default)</text:p>
            <text:p><text:s text:c="4"/>Metadata:</text:p>
            <text:p><text:s text:c="6"/>creation_time <text:s text:c="2"/>: 2015-10-03T01:06:08.000000Z</text:p>
            <text:p><text:s text:c="6"/>handler_name <text:s text:c="3"/>: L-SMASH Video Media Handler</text:p>
            <text:p><text:s text:c="6"/>encoder <text:s text:c="8"/>: AVC Coding</text:p>
          </table:table-cell>
          <table:table-cell/>
        </table:table-row>
        <table:table-row table:style-name="ro7">
          <table:table-cell/>
          <table:table-cell office:value-type="string">
            <text:p>Input #0, mov,mp4,m4a,3gp,3g2,mj2, from '.\Continuum - S04E06 - Episode #4.6.mp4':</text:p>
            <text:p><text:s text:c="2"/>Metadata:</text:p>
            <text:p><text:s text:c="4"/>major_brand <text:s text:c="4"/>: isom</text:p>
            <text:p><text:s text:c="4"/>minor_version <text:s text:c="2"/>: 1</text:p>
            <text:p><text:s text:c="4"/>compatible_brands: isom</text:p>
            <text:p><text:s text:c="4"/>creation_time <text:s text:c="2"/>: 2015-10-10T02:12:08.000000Z</text:p>
            <text:p><text:s text:c="2"/>Duration: 00:44:01.09, start: 0.000000, bitrate: 1067 kb/s</text:p>
            <text:p><text:s text:c="4"/>Stream #0:0(und): Audio: aac (LC) (mp4a / 0x6134706D), 48000 Hz, stereo, fltp, 143 kb/s (default)</text:p>
            <text:p><text:s text:c="4"/>Metadata:</text:p>
            <text:p><text:s text:c="6"/>creation_time <text:s text:c="2"/>: 2015-10-10T02:12:08.000000Z</text:p>
            <text:p><text:s text:c="6"/>handler_name <text:s text:c="3"/>: GPAC ISO Audio Handler</text:p>
            <text:p><text:s text:c="4"/>Stream #0:1(und): Video: h264 (High) (avc1 / 0x31637661), yuv420p(tv, bt709/unknown/unknown), 720x404, 919 kb/s, 23.98 fps, 23.98 tbr, 24k tbn, 47.95 tbc (default)</text:p>
            <text:p><text:s text:c="4"/>Metadata:</text:p>
            <text:p><text:s text:c="6"/>creation_time <text:s text:c="2"/>: 2015-10-10T01:14:14.000000Z</text:p>
            <text:p><text:s text:c="6"/>handler_name <text:s text:c="3"/>: L-SMASH Video Media Handler</text:p>
            <text:p><text:s text:c="6"/>encoder <text:s text:c="8"/>: AVC Coding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.11.2017</text:date>, <text:time>21:4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24:31.63</meta:creation-date>
    <meta:editing-duration>P1DT11H55M25S</meta:editing-duration>
    <meta:editing-cycles>3</meta:editing-cycles>
    <meta:generator>OpenOffice/4.0.1$Win32 OpenOffice.org_project/401m5$Build-9714</meta:generator>
    <dc:date>2017-11-16T21:47:24.29</dc:date>
    <meta:document-statistic meta:table-count="3" meta:cell-count="21" meta:object-count="0"/>
  </office:meta>
</office:document-meta>
</file>